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0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91cm"/>
    </style:style>
    <style:style style:name="gr9" style:family="graphic" style:parent-style-name="standard">
      <style:graphic-properties draw:stroke="dash" draw:stroke-dash="Dash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4.25cm" svg:height="0.5cm" svg:x="8.25cm" svg:y="7.5cm">
          <text:p text:style-name="P1"><text:span text:style-name="T1">varSize</text:span></text:p>
        </draw:rect>
        <draw:rect draw:style-name="gr1" draw:text-style-name="P2" draw:layer="layout" svg:width="4.25cm" svg:height="0.5cm" svg:x="8.25cm" svg:y="6.5cm">
          <text:p text:style-name="P1"><text:span text:style-name="T1">codeSize</text:span></text:p>
        </draw:rect>
        <draw:rect draw:style-name="gr1" draw:text-style-name="P2" draw:layer="layout" svg:width="4.25cm" svg:height="0.5cm" svg:x="8.25cm" svg:y="7cm">
          <text:p text:style-name="P1"><text:span text:style-name="T1">varBase</text:span></text:p>
        </draw:rect>
        <draw:rect draw:style-name="gr1" draw:text-style-name="P2" draw:layer="layout" svg:width="4.25cm" svg:height="0.505cm" svg:x="8.25cm" svg:y="8cm">
          <text:p text:style-name="P1"><text:span text:style-name="T1">clinitAddr</text:span></text:p>
        </draw:rect>
        <draw:rect draw:style-name="gr1" draw:text-style-name="P2" draw:layer="layout" svg:width="4.25cm" svg:height="0.5cm" svg:x="8.25cm" svg:y="6cm">
          <text:p text:style-name="P1"><text:span text:style-name="T1">codeBase</text:span></text:p>
        </draw:rect>
        <draw:rect draw:style-name="gr1" draw:text-style-name="P2" draw:layer="layout" svg:width="4.25cm" svg:height="0.5cm" svg:x="8.25cm" svg:y="5.5cm">
          <text:p text:style-name="P1"><text:span text:style-name="T1">constBlockSize</text:span></text:p>
        </draw:rect>
        <draw:rect draw:style-name="gr2" draw:text-style-name="P2" draw:layer="layout" svg:width="4.25cm" svg:height="1cm" svg:x="8.25cm" svg:y="10cm">
          <text:p/>
        </draw:rect>
        <draw:rect draw:style-name="gr1" draw:text-style-name="P2" draw:layer="layout" svg:width="4.25cm" svg:height="0.5cm" svg:x="8.25cm" svg:y="8.5cm">
          <text:p text:style-name="P1"><text:span text:style-name="T1">nofPtrs</text:span></text:p>
        </draw:rect>
        <draw:frame draw:style-name="gr3" draw:text-style-name="P3" draw:layer="layout" svg:width="5.375cm" svg:height="0.64cm" svg:x="12.95cm" svg:y="5.5cm">
          <draw:text-box>
            <text:p><text:span text:style-name="T2">Grösse des Konstantenblockes</text:span></text:p>
          </draw:text-box>
        </draw:frame>
        <draw:frame draw:style-name="gr3" draw:text-style-name="P3" draw:layer="layout" svg:width="3.419cm" svg:height="0.64cm" svg:x="12.95cm" svg:y="6.466cm">
          <draw:text-box>
            <text:p><text:span text:style-name="T2">Grösse des Codes</text:span></text:p>
          </draw:text-box>
        </draw:frame>
        <draw:frame draw:style-name="gr3" draw:text-style-name="P3" draw:layer="layout" svg:width="4.824cm" svg:height="0.64cm" svg:x="12.95cm" svg:y="6cm">
          <draw:text-box>
            <text:p><text:span text:style-name="T2">Anfangsadresse des Codes</text:span></text:p>
          </draw:text-box>
        </draw:frame>
        <draw:frame draw:style-name="gr3" draw:text-style-name="P3" draw:layer="layout" svg:width="3.796cm" svg:height="0.64cm" svg:x="12.95cm" svg:y="7.466cm">
          <draw:text-box>
            <text:p><text:span text:style-name="T2">Grösse der Variablen</text:span></text:p>
          </draw:text-box>
        </draw:frame>
        <draw:frame draw:style-name="gr3" draw:text-style-name="P3" draw:layer="layout" svg:width="6.416cm" svg:height="0.64cm" svg:x="12.95cm" svg:y="7cm">
          <draw:text-box>
            <text:p><text:span text:style-name="T2">Anfangsadresse der Klassenvariablen</text:span></text:p>
          </draw:text-box>
        </draw:frame>
        <draw:frame draw:style-name="gr3" draw:text-style-name="P3" draw:layer="layout" svg:width="5.734cm" svg:height="0.64cm" svg:x="12.954cm" svg:y="8cm">
          <draw:text-box>
            <text:p><text:span text:style-name="T2">Adresse des Klassenkonstruktors</text:span></text:p>
          </draw:text-box>
        </draw:frame>
        <draw:frame draw:style-name="gr3" draw:text-style-name="P3" draw:layer="layout" svg:width="5.345cm" svg:height="1.029cm" svg:x="12.954cm" svg:y="8.5cm">
          <draw:text-box>
            <text:p><text:span text:style-name="T2">Anzahl Pointer in dieser Klasse</text:span></text:p>
            <text:p><text:span text:style-name="T2">(globale Pointer)</text:span></text:p>
          </draw:text-box>
        </draw:frame>
        <draw:rect draw:style-name="gr1" draw:text-style-name="P2" draw:layer="layout" svg:width="4.25cm" svg:height="0.5cm" svg:x="8.25cm" svg:y="9cm">
          <text:p text:style-name="P1"><text:span text:style-name="T1">ptrAddr0</text:span></text:p>
        </draw:rect>
        <draw:rect draw:style-name="gr1" draw:text-style-name="P2" draw:layer="layout" svg:width="4.25cm" svg:height="0.5cm" svg:x="8.25cm" svg:y="9.5cm">
          <text:p text:style-name="P1"><text:span text:style-name="T1">ptrAddr1</text:span></text:p>
        </draw:rect>
        <draw:rect draw:style-name="gr1" draw:text-style-name="P2" draw:layer="layout" svg:width="4.25cm" svg:height="0.5cm" svg:x="8.25cm" svg:y="11cm">
          <text:p text:style-name="P1"><text:span text:style-name="T1">ptrAddr(nofPtrs-1)</text:span></text:p>
        </draw:rect>
        <draw:frame draw:style-name="gr3" draw:text-style-name="P3" draw:layer="layout" svg:width="4.054cm" svg:height="0.64cm" svg:x="13.016cm" svg:y="10.11cm">
          <draw:text-box>
            <text:p><text:span text:style-name="T2">Adresse dieser Pointer</text:span></text:p>
          </draw:text-box>
        </draw:frame>
        <draw:rect draw:style-name="gr1" draw:text-style-name="P2" draw:layer="layout" svg:width="4.25cm" svg:height="2.75cm" svg:x="8.25cm" svg:y="11.5cm">
          <text:p text:style-name="P4"><text:span text:style-name="T1">Konstantenbereich</text:span></text:p>
          <text:p text:style-name="P4"><text:span text:style-name="T1">CDs</text:span></text:p>
          <text:p text:style-name="P4"><text:span text:style-name="T1">Strings</text:span></text:p>
          <text:p text:style-name="P4"><text:span text:style-name="T1">Consts</text:span></text:p>
        </draw:rect>
        <draw:frame draw:style-name="gr4" draw:text-style-name="P6" draw:layer="layout" svg:width="3.25cm" svg:height="0.569cm" svg:x="5cm" svg:y="6cm">
          <draw:text-box>
            <text:p text:style-name="P5"><text:span text:style-name="T3">cblkCodeBaseOffset</text:span></text:p>
          </draw:text-box>
        </draw:frame>
        <draw:frame draw:style-name="gr4" draw:text-style-name="P6" draw:layer="layout" svg:width="3.25cm" svg:height="0.569cm" svg:x="5cm" svg:y="6.5cm">
          <draw:text-box>
            <text:p text:style-name="P5"><text:span text:style-name="T3">cblkCodeSizeOffset</text:span></text:p>
          </draw:text-box>
        </draw:frame>
        <draw:frame draw:style-name="gr5" draw:text-style-name="P6" draw:layer="layout" svg:width="3.335cm" svg:height="0.569cm" svg:x="5cm" svg:y="7cm">
          <draw:text-box>
            <text:p text:style-name="P5"><text:span text:style-name="T3">cblkVarBaseOffset</text:span></text:p>
          </draw:text-box>
        </draw:frame>
        <draw:frame draw:style-name="gr4" draw:text-style-name="P6" draw:layer="layout" svg:width="3.25cm" svg:height="0.569cm" svg:x="5cm" svg:y="7.5cm">
          <draw:text-box>
            <text:p text:style-name="P5"><text:span text:style-name="T3">cblkVarSizeOffset</text:span></text:p>
          </draw:text-box>
        </draw:frame>
        <draw:frame draw:style-name="gr6" draw:text-style-name="P6" draw:layer="layout" svg:width="3.229cm" svg:height="0.569cm" svg:x="5cm" svg:y="8cm">
          <draw:text-box>
            <text:p text:style-name="P5"><text:span text:style-name="T3">cblkClinitAddrOffset</text:span></text:p>
          </draw:text-box>
        </draw:frame>
        <draw:frame draw:style-name="gr7" draw:text-style-name="P6" draw:layer="layout" svg:width="3.209cm" svg:height="0.569cm" svg:x="5cm" svg:y="8.5cm">
          <draw:text-box>
            <text:p text:style-name="P5"><text:span text:style-name="T3">cblkNofPtrsOffset</text:span></text:p>
          </draw:text-box>
        </draw:frame>
        <draw:frame draw:style-name="gr8" draw:text-style-name="P6" draw:layer="layout" svg:width="3.291cm" svg:height="0.569cm" svg:x="5cm" svg:y="11.431cm">
          <draw:text-box>
            <text:p text:style-name="P5"><text:span text:style-name="T3">cblkConstOffset</text:span></text:p>
          </draw:text-box>
        </draw:frame>
        <draw:rect draw:style-name="gr1" draw:text-style-name="P2" draw:layer="layout" svg:width="4.25cm" svg:height="0.5cm" svg:x="8.25cm" svg:y="14.25cm">
          <text:p text:style-name="P1"><text:span text:style-name="T1">fcs</text:span></text:p>
        </draw:rect>
        <draw:frame draw:style-name="gr3" draw:text-style-name="P3" draw:layer="layout" svg:width="6.564cm" svg:height="0.64cm" svg:x="12.946cm" svg:y="14.25cm">
          <draw:text-box>
            <text:p><text:span text:style-name="T2">Checksumme für den Konstantenblock</text:span></text:p>
          </draw:text-box>
        </draw:frame>
        <draw:line draw:style-name="gr9" draw:text-style-name="P4" draw:layer="layout" svg:x1="10.4cm" svg:y1="10.25cm" svg:x2="10.4cm" svg:y2="10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0-12-03T15:16:56.26</dc:date>
    <meta:printed-by>Urs Graf</meta:printed-by>
    <meta:print-date>2010-04-12T09:03:01</meta:print-date>
    <meta:editing-cycles>14</meta:editing-cycles>
    <meta:editing-duration>PT06H06M43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